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2">
      <style:text-properties fo:font-size="15pt" style:font-size-asian="15pt" style:font-size-complex="15pt"/>
    </style:style>
    <style:style style:name="P3" style:family="paragraph" style:parent-style-name="Standard" style:list-style-name="L3"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blem Statement:</text:span> </text:p>
      <text:p text:style-name="P1"><text:span text:style-name="T4">Design a wireframe for an E-commerce Toy Store Website.</text:span> </text:p>
      <text:p text:style-name="P4"/>
      <text:p text:style-name="Standard"/>
      <text:p text:style-name="Standard"/>
      <text:p text:style-name="Standard"/>
      <text:p text:style-name="Standard"/>
      <text:list xml:id="list3093092571599599982" text:style-name="L2">
        <text:list-item>
          <text:p text:style-name="P2"><text:span text:style-name="T2">Requirements</text:span>:--</text:p>
        </text:list-item>
      </text:list>
      <text:list xml:id="list299700917155428104" text:style-name="L3">
        <text:list-item>
          <text:p text:style-name="P3">In the wesite, there would be category -wise product listing where a two <text:s/>age-wise(0-2yrs &amp; 3-12yrs) categories will show first.</text:p>
        </text:list-item>
        <text:list-item>
          <text:p text:style-name="P3"><text:s/>Under each of the <text:s/>categories there would be five types of toys(dolls, cars,trains,buses,teddy bear)</text:p>
        </text:list-item>
        <text:list-item>
          <text:p text:style-name="P3">Every product will have a picture with small description,price of the product and 'add to cart' option.</text:p>
        </text:list-item>
        <text:list-item>
          <text:p text:style-name="P3">One can buy any product after adding it to the cart where he/she will find the 'Buy Now' option. And remove item option.</text:p>
        </text:list-item>
        <text:list-item>
          <text:p text:style-name="P3">User can login via their Facebook id.</text:p>
        </text:list-item>
        <text:list-item>
          <text:p text:style-name="P3">Those who don't have facebookid can also visit the site but can't buy anything.</text:p>
        </text:list-item>
        <text:list-item>
          <text:p text:style-name="P3">Before purchase, one must have to provide details like Name,Address(Address1,address2,street,city,pincode,landmark),</text:p>
          <text:p text:style-name="P3">contact details. Without this detals one cna't check out from cart.</text:p>
        </text:list-item>
        <text:list-item>
          <text:p text:style-name="P3"/>
        </text:list-item>
        <text:list-item>
          <text:p text:style-name="P3">After all requirement for purchase is fulfilled, user can see a message showing their <text:s/>order done successful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8T16:24:55.04</meta:creation-date>
    <dc:date>2017-02-08T21:28:02.25</dc:date>
    <meta:editing-duration>PT4H31M34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2" meta:word-count="154" meta:character-count="969"/>
  </office:meta>
</office:document-meta>
</file>